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Orientações para configurar o sistema “E-você”</text:p>
      <text:p text:style-name="P1"/>
      <text:p text:style-name="P1"/>
      <text:p text:style-name="P4">Banco de dados</text:p>
      <text:p text:style-name="P1"/>
      <text:p text:style-name="P1"><text:span text:style-name="T1">1 - Caminho:</text:span> <text:span text:style-name="T2">publico/php/connections/connections.php</text:span><text:line-break/>Alterar os dados do servidor, nome da base, usuário, senha e tipo do banco</text:p>
      <text:p text:style-name="P1"/>
      <text:p text:style-name="P1"/>
      <text:p text:style-name="P1">2- Configurações de banco da parte privada (apenas administrativo)</text:p>
      <text:p text:style-name="P1"><text:span text:style-name="T1">Caminho:</text:span> <text:span text:style-name="T2">php/connections/connections.php <text:s/>(repare que não é o mesmo caminho do item 01)</text:span><text:line-break/>Alterar os dados do servidor, nome da base, usuário, senha e tipo do banco</text:p>
      <text:p text:style-name="P1"/>
      <text:p text:style-name="P1"/>
      <text:p text:style-name="P4">VirtualHost</text:p>
      <text:p text:style-name="P2"/>
      <text:p text:style-name="P3">É necessário criar <text:span text:style-name="T1">dois </text:span>VirtualHost, um para o ambiente administrativo e outro para o ambiente público. </text:p>
      <text:p text:style-name="P2"/>
      <text:p text:style-name="Standard"><text:span text:style-name="T3">O arquivo principal do site/sistema não segue o padrão de outros sistemas, ou seja, o “index.php” da <text:s/>raiz </text:span><text:span text:style-name="T4">não</text:span><text:span text:style-name="T3"> é o principal, mas sim o do ambiente administrativo. Sendo assim, com forma de exemplo, imaginando que o domínio seja “</text:span><text:span text:style-name="T4">www.evoce.com.br</text:span><text:span text:style-name="T3">”, é necessário apontar os VirtualHost da seguinte forma:</text:span></text:p>
      <text:p text:style-name="P1"/>
      <text:p text:style-name="P1">“<text:span text:style-name="T1">www.evoce.com.br</text:span>” apontar para “publico/index.php”</text:p>
      <text:p text:style-name="P1"/>
      <text:p text:style-name="P1">“<text:span text:style-name="T1">adm.evoce.com.br</text:span>” apontar para “index.php” <text:s/>(index da raiz do site)</text:p>
      <text:p text:style-name="P1"/>
      <text:p text:style-name="P1"/>
      <text:p text:style-name="P4">Conexão com o Facebook</text:p>
      <text:p text:style-name="P1"/>
      <text:p text:style-name="P1">Os usuários podem se fazer login através de suas contas do Facebook. Para que o sistema contemple essa funcionalidade é necessário, através de um perfil pessoal do Facebook, criar uma APP. Essa APP vai gerar o APP ID e <text:s/>a APP Key (chave secreta). <text:s/></text:p>
      <text:p text:style-name="P1"/>
      <text:p text:style-name="P1">Inclua a <text:span text:style-name="T1">APP ID</text:span> e a <text:span text:style-name="T1">APP Key</text:span> em: “publico/facebook.php” . Essas informações estão, aproximadamente, nas linhas 7 e 10 do arquivo.</text:p>
      <text:p text:style-name="P1"/>
      <text:p text:style-name="P1">No arquivo “publico/php/funcoes.php”, substitua o “9999999999” pelo APP ID (linha 1990).</text:p>
      <text:p text:style-name="P1"/>
      <text:p text:style-name="P1"/>
      <text:p text:style-name="P4">Envio de e-mail quando ocorrerem erros de base de dados</text:p>
      <text:p text:style-name="P4"/>
      <text:p text:style-name="P1"><text:span text:style-name="T6">Quando um erro de banco de dados ocorre, um e-mail é enviado para o responsável pelo sistema avisando do erro. Esse e-mail deve ser alterado no arquivo: “publico/php/funcoes.php” na linha de número 50.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2"><text:soft-page-break/><text:span text:style-name="T7">Estatísticas do Google</text:span></text:p>
      <text:p text:style-name="P1"><text:span text:style-name="T6"/></text:p>
      <text:p text:style-name="P1"><text:span text:style-name="T6">Crie uma nova conta junto ao Google Analytics e altere o ID no arquivo “publico/php/analyticstracking.php”, na linha de número 7.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2"><text:span text:style-name="T7">Cadastro de usuário Administrador do sistema</text:span></text:p>
      <text:p text:style-name="P2"><text:span text:style-name="T7"/></text:p>
      <text:p text:style-name="P3"><text:span text:style-name="T7">Para cadastrar um usuário com permissão total, execute o script a seguir, alterando os dados conforme a preferência</text:span></text:p>
      <text:p text:style-name="P1"><text:span text:style-name="T6"/></text:p>
      <text:p text:style-name="Standard"><text:span text:style-name="T5">INSERT INTO nome_da_base.usuarios (id_usuario,id_nivel, login, senha, nome_usuario, email) VALUES(1,1,'administrador',md5('senha-definida'),'administrador', 'fulano@evoce.com.br');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pano</meta:initial-creator>
    <meta:creation-date>2014-03-12T08:52:38</meta:creation-date>
    <dc:date>2014-03-12T12:23:16</dc:date>
    <dc:creator>Marcelo Spano</dc:creator>
    <meta:editing-duration>PT3H18M16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21" meta:word-count="321" meta:character-count="2184" meta:non-whitespace-character-count="1877"/>
  </office:meta>
</office:document-meta>
</file>